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1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4" text:anchor-type="paragraph" svg:x="12.575cm" svg:y="6.817cm" svg:width="12.802cm" svg:height="6.854cm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t2" text:anchor-type="paragraph" svg:x="12.831cm" svg:y="0.238cm" svg:width="13.603cm" svg:height="6.581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t1" text:anchor-type="paragraph" svg:x="-0.473cm" svg:y="0.395cm" svg:width="13.305cm" svg:height="6.668cm" draw:z-index="1"><draw:object xlink:href="./Object 1" xlink:type="simple" xlink:show="embed" xlink:actuate="onLoad"/><draw:image xlink:href="./ObjectReplacements/Object 1" xlink:type="simple" xlink:show="embed" xlink:actuate="onLoad"/></draw:frame><draw:frame text:anchor-type="paragraph" draw:z-index="0" draw:style-name="gr1" draw:text-style-name="P1" svg:width="8.217cm" svg:height="1.045cm" svg:x="9.874cm" svg:y="-1.61cm"><draw:text-box><text:p><text:span text:style-name="T1">Tableau de Bord</text:span></text:p></draw:text-box></draw:frame></text:p>
      <text:p text:style-name="Standard"><draw:frame draw:style-name="fr1" draw:name="Objet3" text:anchor-type="paragraph" svg:x="-0.859cm" svg:y="6.331cm" svg:width="14.048cm" svg:height="6.354cm" draw:z-index="4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5" text:anchor-type="paragraph" svg:x="-0.263cm" svg:y="13.391cm" svg:width="15.573cm" svg:height="2.709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draw:frame draw:style-name="fr1" draw:name="Objet6" text:anchor-type="paragraph" svg:x="15.75cm" svg:y="0.499cm" svg:width="10.633cm" svg:height="3.163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Rispal</meta:initial-creator>
    <meta:creation-date>2014-12-18T17:27:46.56</meta:creation-date>
    <dc:date>2015-01-27T12:19:42.14</dc:date>
    <dc:creator>Simon Rispal</dc:creator>
    <meta:editing-duration>PT1H54M31S</meta:editing-duration>
    <meta:editing-cycles>16</meta:editing-cycles>
    <meta:generator>OpenOffice/4.1.0$Win32 OpenOffice.org_project/410m18$Build-9764</meta:generator>
    <meta:document-statistic meta:table-count="0" meta:image-count="0" meta:object-count="6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04cm" svg:height="6.667cm" xlink:href="." xlink:type="simple" chart:class="chart:line" chart:style-name="ch1">
        <chart:title svg:x="3.531cm" svg:y="0.087cm" chart:style-name="ch2">
          <text:p>progression prévue et effective</text:p>
        </chart:title>
        <chart:legend svg:x="1.242cm" svg:y="0.907cm" style:legend-expansion="custom" chartooo:width="4.405cm" chartooo:height="1.946cm" style:legend-expansion-aspect-ratio="2.26361767728674" chart:style-name="ch3"/>
        <chart:plot-area chart:style-name="ch4" chart:data-source-has-labels="both" svg:x="0.514cm" svg:y="0.692cm" svg:width="12.37cm" svg:height="5.699cm">
          <chartooo:coordinate-region svg:x="1.241cm" svg:y="0.905cm" svg:width="11.643cm" svg:height="4.81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ion réelle</text:p>
              </table:table-cell>
              <table:table-cell office:value-type="string">
                <text:p>progression attendue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0.18">
                <text:p>0.18</text:p>
              </table:table-cell>
              <table:table-cell office:value-type="float" office:value="0.299559471365639">
                <text:p>0.299559471365639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">
                <text:p>0.24</text:p>
              </table:table-cell>
              <table:table-cell office:value-type="float" office:value="0.387665198237885">
                <text:p>0.38766519823788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44">
                <text:p>0.44</text:p>
              </table:table-cell>
              <table:table-cell office:value-type="float" office:value="0.526431718061674">
                <text:p>0.526431718061674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51">
                <text:p>0.51</text:p>
              </table:table-cell>
              <table:table-cell office:value-type="float" office:value="0.645374449339207">
                <text:p>0.645374449339207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0.6">
                <text:p>0.6</text:p>
              </table:table-cell>
              <table:table-cell office:value-type="float" office:value="0.757709251101322">
                <text:p>0.757709251101322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0.81">
                <text:p>0.81</text:p>
              </table:table-cell>
              <table:table-cell office:value-type="float" office:value="0.870044052863436">
                <text:p>0.870044052863436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02cm" svg:height="6.58cm" xlink:href="." xlink:type="simple" chart:class="chart:line" chart:style-name="ch1">
        <chart:title svg:x="-0.407cm" svg:y="0.265cm" chart:style-name="ch2">
          <text:p>nombre d'heure réalisée et nombre d'heures estimée en fonction du temps</text:p>
        </chart:title>
        <chart:legend svg:x="1.42cm" svg:y="1.388cm" style:legend-expansion="custom" chartooo:width="3.525cm" chartooo:height="1.434cm" style:legend-expansion-aspect-ratio="2.4581589958159" chart:style-name="ch3"/>
        <chart:plot-area chart:style-name="ch4" chart:data-source-has-labels="both" svg:x="0.012cm" svg:y="0.971cm" svg:width="12.578cm" svg:height="5.175cm">
          <chartooo:coordinate-region svg:x="0.819cm" svg:y="1.184cm" svg:width="11.771cm" svg:height="4.289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</table:table-cell>
              <table:table-cell office:value-type="string">
                <text:p>nb d'heures estimées 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70.2">
                <text:p>70.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96.2">
                <text:p>96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137">
                <text:p>137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162.7">
                <text:p>162.7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182.2">
                <text:p>182.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215">
                <text:p>215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268.5">
                <text:p>268.5</text:p>
              </table:table-cell>
              <table:table-cell office:value-type="float" office:value="227">
                <text:p>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15cm" chart:symbol-height="0.1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47cm" svg:height="6.353cm" xlink:href="." xlink:type="simple" chart:class="chart:bar" chart:style-name="ch1">
        <chart:title svg:x="2.945cm" svg:y="0.264cm" chart:style-name="ch2">
          <text:p>rendement horaire en fonction du temps </text:p>
        </chart:title>
        <chart:legend svg:x="2.26cm" svg:y="1.443cm" style:legend-expansion="custom" chartooo:width="2.894cm" chartooo:height="1.384cm" style:legend-expansion-aspect-ratio="2.09104046242775" chart:style-name="ch3"/>
        <chart:plot-area chart:style-name="ch4" chart:data-source-has-labels="both" svg:x="0.582cm" svg:y="0.664cm" svg:width="13.27cm" svg:height="5.755cm">
          <chartooo:coordinate-region svg:x="1.494cm" svg:y="0.876cm" svg:width="12.358cm" svg:height="4.87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ment réel (%/h) </text:p>
              </table:table-cell>
              <table:table-cell office:value-type="string">
                <text:p>rendement estimé (%/h)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0.440528634361233">
                <text:p>0.440528634361233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9480249480249">
                <text:p>0.249480249480249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321167883211679">
                <text:p>0.321167883211679</text:p>
              </table:table-cell>
              <table:table-cell office:value-type="float" office:value="0.440528634361233">
                <text:p>0.440528634361233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313460356484327">
                <text:p>0.313460356484327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0.329308452250274">
                <text:p>0.329308452250274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0.376744186046512">
                <text:p>0.376744186046512</text:p>
              </table:table-cell>
              <table:table-cell office:value-type="float" office:value="0.440528634361233">
                <text:p>0.440528634361233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0.368715083798883">
                <text:p>0.368715083798883</text:p>
              </table:table-cell>
              <table:table-cell office:value-type="float" office:value="0.440528634361234">
                <text:p>0.4405286343612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02cm" svg:height="6.854cm" xlink:href="." xlink:type="simple" chart:class="chart:bar" chart:style-name="ch1">
        <chart:title svg:x="1.436cm" svg:y="0.273cm" chart:style-name="ch2">
          <text:p>Evolution du moral du groupe en fonction du temps</text:p>
        </chart:title>
        <chart:legend svg:x="7.579cm" svg:y="0.943cm" style:legend-expansion="custom" chartooo:width="4.757cm" chartooo:height="0.887cm" style:legend-expansion-aspect-ratio="5.3630214205186" chart:style-name="ch3"/>
        <chart:plot-area chart:style-name="ch4" chart:data-source-has-labels="both" svg:x="0.459cm" svg:y="1.471cm" svg:width="11.816cm" svg:height="4.815cm">
          <chartooo:coordinate-region svg:x="1.168cm" svg:y="1.683cm" svg:width="11.107cm" svg:height="3.9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 du groupe (/10)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5.637cm"/>
    </style:style>
    <style:style style:name="co5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 style:data-style-name="N11"/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0"/>
          <table:table-cell office:value-type="string">
            <text:p>phase du projet </text:p>
          </table:table-cell>
          <table:table-cell table:style-name="Default" office:value-type="string">
            <text:p>Etat </text:p>
          </table:table-cell>
          <table:table-cell table:style-name="Default" office:value-type="string">
            <text:p>progression </text:p>
          </table:table-cell>
          <table:table-cell office:value-type="string">
            <text:p>nombre de ressources assignées</text:p>
          </table:table-cell>
          <table:table-cell office:value-type="string">
            <text:p>détail</text:p>
          </table:table-cell>
        </table:table-row>
        <table:table-row table:style-name="ro1">
          <table:table-cell table:number-columns-repeated="10"/>
          <table:table-cell office:value-type="string">
            <text:p>initialisation </text:p>
          </table:table-cell>
          <table:table-cell office:value-type="string">
            <text:p>terminé 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expression des besoins</text:p>
          </table:table-cell>
          <table:table-cell office:value-type="string">
            <text:p>terminé 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Description des solutions</text:p>
          </table:table-cell>
          <table:table-cell office:value-type="string">
            <text:p>terminé 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Évaluation des solutions</text:p>
          </table:table-cell>
          <table:table-cell office:value-type="string">
            <text:p>terminé 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bilan du projet </text:p>
          </table:table-cell>
          <table:table-cell office:value-type="string">
            <text:p>terminé 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27/01/2015</text:date>, <text:time>12:1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61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row table:style-name="ro1">
          <table:table-cell table:number-columns-repeated="16"/>
          <table:table-cell office:value-type="string">
            <text:p>livrables </text:p>
          </table:table-cell>
          <table:table-cell table:style-name="Default" office:value-type="string">
            <text:p>état </text:p>
          </table:table-cell>
          <table:table-cell office:value-type="string">
            <text:p>livré </text:p>
          </table:table-cell>
          <table:table-cell table:style-name="Default" office:value-type="string">
            <text:p>date de livraison </text:p>
          </table:table-cell>
        </table:table-row>
        <table:table-row table:style-name="ro1">
          <table:table-cell table:number-columns-repeated="16"/>
          <table:table-cell office:value-type="string">
            <text:p>dossier d’initialisation </text:p>
          </table:table-cell>
          <table:table-cell office:value-type="string">
            <text:p>terminé </text:p>
          </table:table-cell>
          <table:table-cell office:value-type="string">
            <text:p>oui </text:p>
          </table:table-cell>
          <table:table-cell office:value-type="date" office:date-value="2014-12-19">
            <text:p>19/12/14</text:p>
          </table:table-cell>
        </table:table-row>
        <table:table-row table:style-name="ro1">
          <table:table-cell table:number-columns-repeated="16"/>
          <table:table-cell office:value-type="string">
            <text:p>PAQ</text:p>
          </table:table-cell>
          <table:table-cell office:value-type="string">
            <text:p>terminé </text:p>
          </table:table-cell>
          <table:table-cell office:value-type="string">
            <text:p>oui </text:p>
          </table:table-cell>
          <table:table-cell office:value-type="date" office:date-value="2014-12-12">
            <text:p>12/12/14</text:p>
          </table:table-cell>
        </table:table-row>
        <table:table-row table:style-name="ro1">
          <table:table-cell table:number-columns-repeated="16"/>
          <table:table-cell office:value-type="string">
            <text:p>Dossier d'EB</text:p>
          </table:table-cell>
          <table:table-cell office:value-type="string">
            <text:p>terminé </text:p>
          </table:table-cell>
          <table:table-cell office:value-type="string">
            <text:p>oui </text:p>
          </table:table-cell>
          <table:table-cell office:value-type="date" office:date-value="2015-01-13">
            <text:p>13/01/15</text:p>
          </table:table-cell>
        </table:table-row>
        <table:table-row table:style-name="ro1">
          <table:table-cell table:number-columns-repeated="16"/>
          <table:table-cell office:value-type="string">
            <text:p>Dossier de solution </text:p>
          </table:table-cell>
          <table:table-cell office:value-type="string">
            <text:p>terminé </text:p>
          </table:table-cell>
          <table:table-cell office:value-type="string">
            <text:p>oui </text:p>
          </table:table-cell>
          <table:table-cell office:value-type="date" office:date-value="2015-01-23">
            <text:p>23/01/15</text:p>
          </table:table-cell>
        </table:table-row>
        <table:table-row table:style-name="ro1">
          <table:table-cell table:number-columns-repeated="16"/>
          <table:table-cell office:value-type="string">
            <text:p>Dossier de choix</text:p>
          </table:table-cell>
          <table:table-cell office:value-type="string">
            <text:p>terminé </text:p>
          </table:table-cell>
          <table:table-cell office:value-type="string">
            <text:p>non </text:p>
          </table:table-cell>
          <table:table-cell office:value-type="date" office:date-value="2015-01-27">
            <text:p>27/01/15</text:p>
          </table:table-cell>
        </table:table-row>
        <table:table-row table:style-name="ro1">
          <table:table-cell table:number-columns-repeated="16"/>
          <table:table-cell office:value-type="string">
            <text:p>bilan du projet <text:s/></text:p>
          </table:table-cell>
          <table:table-cell office:value-type="string">
            <text:p>terminé </text:p>
          </table:table-cell>
          <table:table-cell office:value-type="string">
            <text:p>non </text:p>
          </table:table-cell>
          <table:table-cell office:value-type="date" office:date-value="2015-01-27">
            <text:p>27/01/15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27/01/2015</text:date>, <text:time>12:1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